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04E00003B7D9E4DCD09.svm"/>
  <manifest:file-entry manifest:media-type="" manifest:full-path="Pictures/200000070000281B00000E9402684887.svm"/>
  <manifest:file-entry manifest:media-type="" manifest:full-path="Pictures/20000007000045C4000018E918747D02.svm"/>
  <manifest:file-entry manifest:media-type="" manifest:full-path="Pictures/2000000700006048000021E127835C13.svm"/>
  <manifest:file-entry manifest:media-type="" manifest:full-path="Pictures/2000000700005A3900002836581947D1.svm"/>
  <manifest:file-entry manifest:media-type="" manifest:full-path="Pictures/20000007000060480000290A4FC878AB.svm"/>
  <manifest:file-entry manifest:media-type="" manifest:full-path="Pictures/2000000700004E1A00002A47015306B0.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libri" svg:font-family="Calibri"/>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imes New Roman"/>
    </style:style>
    <style:style style:name="P3" style:family="paragraph" style:parent-style-name="Standard">
      <style:text-properties style:font-name="Times New Roman" fo:font-weight="bold" style:font-weight-asian="bold" style:font-weight-complex="bold"/>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style:font-name="Times New Roman" fo:font-size="15pt" fo:font-weight="bold" style:font-size-asian="15pt" style:font-weight-asian="bold" style:font-size-complex="15pt" style:font-weight-complex="bold"/>
    </style:style>
    <style:style style:name="P6" style:family="paragraph" style:parent-style-name="Standard">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break-before="page"/>
      <style:text-properties style:font-name="Times New Roman" fo:font-weight="bold" style:font-weight-asian="bold" style:font-weight-complex="bold"/>
    </style:style>
    <style:style style:name="P8" style:family="paragraph" style:parent-style-name="Standard">
      <style:paragraph-properties fo:break-before="page"/>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style:font-name="Times New Roman" fo:font-weight="normal" style:font-weight-asian="normal" style:font-weight-complex="normal"/>
    </style:style>
    <style:style style:name="P10" style:family="paragraph" style:parent-style-name="Standard">
      <style:paragraph-properties fo:margin-top="0cm" fo:margin-bottom="0.353cm" fo:line-height="115%" style:text-autospace="none"/>
      <style:text-properties style:font-name="Times New Roman" fo:font-size="12pt" style:font-size-asian="12pt" style:font-size-complex="12pt"/>
    </style:style>
    <style:style style:name="P11" style:family="paragraph" style:parent-style-name="Standard">
      <style:paragraph-properties fo:margin-top="0cm" fo:margin-bottom="0.353cm" fo:line-height="115%" style:text-autospace="none"/>
      <style:text-properties style:font-name="Times New Roman" fo:font-size="12pt" fo:font-weight="bold" style:font-size-asian="12pt" style:font-weight-asian="bold" style:font-size-complex="12pt" style:font-weight-complex="bold"/>
    </style:style>
    <style:style style:name="P12" style:family="paragraph" style:parent-style-name="Standard">
      <style:paragraph-properties fo:margin-top="0cm" fo:margin-bottom="0.353cm" fo:line-height="115%" style:text-autospace="none"/>
      <style:text-properties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margin-top="0cm" fo:margin-bottom="0.353cm" fo:line-height="115%" fo:break-before="page" style:text-autospace="none"/>
      <style:text-properties style:font-name="Times New Roman" fo:font-size="12pt" fo:font-weight="bold" style:font-size-asian="12pt" style:font-weight-asian="bold" style:font-size-complex="12pt" style:font-weight-complex="bold"/>
    </style:style>
    <style:style style:name="P14" style:family="paragraph" style:parent-style-name="Standard">
      <style:paragraph-properties fo:margin-top="0cm" fo:margin-bottom="0.353cm" fo:line-height="115%"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15" style:family="paragraph" style:parent-style-name="Standard">
      <style:paragraph-properties fo:margin-top="0cm" fo:margin-bottom="0.353cm" fo:line-height="115%"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16" style:family="paragraph" style:parent-style-name="Standard">
      <style:paragraph-properties fo:margin-top="0cm" fo:margin-bottom="0.353cm" fo:line-height="115%" fo:break-before="page"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17" style:family="paragraph" style:parent-style-name="Standard">
      <style:paragraph-properties fo:margin-top="0cm" fo:margin-bottom="0.353cm" fo:line-height="115%" fo:break-before="page"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pt" style:font-size-asian="15pt" style:font-size-complex="15pt"/>
    </style:style>
    <style:style style:name="T4" style:family="text">
      <style:text-properties fo:font-size="15pt" fo:language="zxx" fo:country="none" style:font-name-asian="Calibri" style:font-size-asian="15pt" style:font-name-complex="Calibri" style:font-size-complex="15pt"/>
    </style:style>
    <style:style style:name="T5" style:family="text">
      <style:text-properties fo:font-size="15pt" fo:language="zxx" fo:country="none" fo:font-weight="normal" style:font-name-asian="Calibri" style:font-size-asian="15pt" style:font-weight-asian="normal" style:font-name-complex="Calibri" style:font-size-complex="15pt" style:font-weight-complex="normal"/>
    </style:style>
    <style:style style:name="T6" style:family="text">
      <style:text-properties fo:font-size="12pt"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language="zxx" fo:country="none" style:font-name-asian="Calibri" style:font-name-complex="Calibri"/>
    </style:style>
    <style:style style:name="T9" style:family="text">
      <style:text-properties fo:language="zxx" fo:country="none" fo:font-weight="normal" style:font-name-asian="Calibri" style:font-weight-asian="normal" style:font-name-complex="Calibri" style:font-weight-complex="normal"/>
    </style:style>
    <style:style style:name="T10" style:family="text">
      <style:text-properties fo:language="zxx" fo:country="none" fo:font-weight="bold" style:font-name-asian="Calibri" style:font-weight-asian="bold" style:font-name-complex="Calibri" style:font-weight-complex="bold"/>
    </style:style>
    <style:style style:name="T11" style:family="text">
      <style:text-properties style:font-name="Times New Roman"/>
    </style:style>
    <style:style style:name="T12" style:family="text">
      <style:text-properties style:font-name="Times New Roman" fo:font-size="15pt" style:font-size-asian="15pt" style:font-size-complex="15pt"/>
    </style:style>
    <style:style style:name="T13" style:family="text">
      <style:text-properties style:font-name="Times New Roman"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tocol</text:span> - en protokol er formatet og reglerne for hvordan to eller flere </text:p>
      <text:p text:style-name="P2">objekter kommunikerer med hinanden og hvordan ting bliver udvekslet </text:p>
      <text:p text:style-name="P2">imellem dem. fx.</text:p>
      <text:p text:style-name="P2">hej <text:tab/><text:tab/>-&gt;</text:p>
      <text:p text:style-name="P2"><text:s text:c="5"/><text:tab/><text:tab/>&lt;- hej</text:p>
      <text:p text:style-name="P2">hvad er klokken?-&gt;</text:p>
      <text:p text:style-name="P2"><text:tab/><text:tab/>&lt;- ny</text:p>
      <text:p text:style-name="P2"/>
      <text:p text:style-name="P2"><text:span text:style-name="T1">IETF,</text:span> Internet Engineering Task Force - udvikler og udgiver diverse </text:p>
      <text:p text:style-name="P2">"internet standarder".</text:p>
      <text:p text:style-name="P2"/>
      <text:p text:style-name="P2"><text:span text:style-name="T1">RFC</text:span>, Reques for comments - Bliver udgivet af IETF, beskriver deres </text:p>
      <text:p text:style-name="P2">research i hvordan internettet virker.</text:p>
      <text:p text:style-name="P2"/>
      <text:p text:style-name="P2"><text:span text:style-name="T1">P2P</text:span>, Peer To Peer - Minimal eller ingen dedikerede servere, brugere er </text:p>
      <text:p text:style-name="P2">forbundet til hinanden istedet for servere og bruger hinanden som servere. </text:p>
      <text:p text:style-name="P2">Symetrisk</text:p>
      <text:p text:style-name="P2"/>
      <text:p text:style-name="P2"><text:span text:style-name="T1">End Systems, hosts</text:span> - Kører applikationer som spil eller lignende. Er i </text:p>
      <text:p text:style-name="P2">begge ender af nettet. Servere, computere, gadgets.</text:p>
      <text:p text:style-name="P2"/>
      <text:p text:style-name="P2"><text:span text:style-name="T1">DSL,</text:span> Digital Subscriber Line - Computer går ind i DSL modem som går ind i </text:p>
      <text:p text:style-name="P2">splitter sammen med telefonen og derfra videre til provideren.</text:p>
      <text:p text:style-name="P2"/>
      <text:p text:style-name="P2"><text:span text:style-name="T1">Asymetric (Adsl)</text:span> - Betyder at upload og download er forskellige fra </text:p>
      <text:p text:style-name="P2">hinanden.</text:p>
      <text:p text:style-name="P2"/>
      <text:p text:style-name="P2"><text:span text:style-name="T1">Access Network, Edge Router</text:span> - ejet af telephone providers. Bundet til </text:p>
      <text:p text:style-name="P2">signaltårne og til hjem og samler hele i edge routeren som står i CO </text:p>
      <text:p text:style-name="P2">(central office) og hver provider har mange af disse.</text:p>
      <text:p text:style-name="P2"/>
      <text:p text:style-name="P2"><text:span text:style-name="T1">ISP</text:span>, Internet Service Provider - Lokal forsørger af internet forbindelser.</text:p>
      <text:p text:style-name="P2"/>
      <text:p text:style-name="P2"><text:span text:style-name="T1">DSLAM,</text:span> Digital Subscriber Line Access Multiplexer - Bruges af ISP og står </text:p>
      <text:p text:style-name="P2">i CO sammen med edge routeren, deler telefon og internet op. Mange er </text:p>
      <text:p text:style-name="P2">forbundet til denne.</text:p>
      <text:p text:style-name="P2"/>
      <text:p text:style-name="P2"><text:span text:style-name="T1">HFC,</text:span> Hybrid Fiber Coax(ial) - Benytter TV selskabets forbindelse. Delt </text:p>
      <text:p text:style-name="P2">mellem alle i husstanden. Cable network.</text:p>
      <text:p text:style-name="P2"/>
      <text:p text:style-name="P2"><text:span text:style-name="T1">FTTH,</text:span> Fiber To The Home - Benytter fiber optic kabler til at køre </text:p>
      <text:p text:style-name="P2">forbindelsen. Direct Fiber har et kabel fra CO til hver husstand. Mere </text:p>
      <text:p text:style-name="P2">normalt er et kabel fra CO som så deles af AON eller PON og sender videre </text:p>
      <text:p text:style-name="P2">til husstandene. Disse kan både køre internet, TV og telefon linier.</text:p>
      <text:p text:style-name="P2"/>
      <text:p text:style-name="P2"><text:span text:style-name="T1">ONT, </text:span>Optical Network Terminator - Står i husstandene. Går fra flere huse </text:p>
      <text:p text:style-name="P2">til en splitter som samler dem til 1 kabel og sender dem videre til CO.</text:p>
      <text:p text:style-name="P2"/>
      <text:p text:style-name="P2"><text:span text:style-name="T1">OLT, </text:span>Optical Line Terminator - Modtager de samlede kabler hos CO. </text:p>
      <text:p text:style-name="P2"/>
      <text:p text:style-name="P2"><text:span text:style-name="T1">PON, </text:span>Passive Optical Network - Splitter, kopierer pakker sendt og </text:p>
      <text:p text:style-name="P2">videresender dem.</text:p>
      <text:p text:style-name="P2"><text:soft-page-break/></text:p>
      <text:p text:style-name="P2"><text:span text:style-name="T1">AON, </text:span>Active Optical Network - Opdeler pakker sendt og deler dem direkte ud </text:p>
      <text:p text:style-name="P2">til efterspørgere.</text:p>
      <text:p text:style-name="P2"/>
      <text:p text:style-name="P3">LAN, <text:span text:style-name="T2">Local Area Network – Ofte brugt i forsamlinger, alle maskiner er forbundet til en switch som uddeler LANet. Switchen kan så være forbundet til en router som kan uddele internet.</text:span></text:p>
      <text:p text:style-name="P4"/>
      <text:p text:style-name="P3">WiFi – <text:span text:style-name="T2">Trådløst internet. Kan bruges som LAN hvor maskinen skal være inden for nær rækkevidde af routeren, som så videregiver forbindelsen trådløst. </text:span></text:p>
      <text:p text:style-name="P4">Kan bruges som Wide-Area Wireless Access Network. Data bliver sendt til en hovedstation som har lang rækkevidde.</text:p>
      <text:p text:style-name="P4"/>
      <text:p text:style-name="P3">Circuit Switching – <text:span text:style-name="T2">En forbindelse er reserveret og aflukket i hele sessionens længde. Pakker sendes kun mellem deltagere og nye kan ikke joine med mindre forbindelsen lukkes og en ny etableres. Til gengæld er overførselshastigheden konstant.</text:span></text:p>
      <text:p text:style-name="P4"/>
      <text:p text:style-name="P3">Packet Switching – <text:span text:style-name="T2">En forbindelse er åben og alle kan bede om pakker fra en host, men dette kan lave kø i systemet hvis der er for mange der bliver sendt på samme tid. Bruges af internettet i de fleste tilfælde. </text:span></text:p>
      <text:p text:style-name="P4"/>
      <text:p text:style-name="P3">Store-and-forward transmission – <text:span text:style-name="T2">Samler alle packets tilhørende en fil før den bliver videresendt. <text:s/>Når flere filer bliver sendt, gemmer den packets i en buffer til de er samlet. Hvis bufferen bliver fuld, vil den begynde at miste packets, altså få packet loss.</text:span></text:p>
      <text:p text:style-name="P4"/>
      <text:p text:style-name="P3">ISP hierarki – <text:span text:style-name="T2">Tier 1, Tier 2, Tier 3. Tier 1 internationale og er Backbone, de er alle linket til hinanden og linket hver især videre til Tier 2. Tier 2 er kunder his Tier 1, de kan være forbundet til andre Tier 2 netværk men ikke nødvendigvis. De deler net ud til Tier 3. Tier 3 er under Tier 2 og modtager net fra op til flere af Tier 2. Tier 1 kan godt dele net direkte til end users.</text:span></text:p>
      <text:p text:style-name="P4"/>
      <text:p text:style-name="P3">Delays: </text:p>
      <text:p text:style-name="P3">Processing delay<text:span text:style-name="T2">, tid det tager routeren at checke headeren for destination.</text:span></text:p>
      <text:p text:style-name="P3">Queuing delay<text:span text:style-name="T2">, tid det tager pakken at komme igennem routeren hvis der er andre pakker i vejen.</text:span></text:p>
      <text:p text:style-name="P3">Transmission delay<text:span text:style-name="T2">, tid det tager routeren at skubbe alle pakkerne ind i linket.</text:span></text:p>
      <text:p text:style-name="P3">Propagation delay,<text:span text:style-name="T2"> tid det tager dataen at køre igennem ledningerne mellem 2 routere. Typisk den der tager længst tid.</text:span></text:p>
      <text:p text:style-name="P3">End-to-End delay, <text:span text:style-name="T2">tid det tager dataen at køre fra det ene end system til det andet igennem N routere.</text:span></text:p>
      <text:p text:style-name="P4"/>
      <text:p text:style-name="P3">Protocol Stack<text:span text:style-name="T2"> – En samling lag af protocols som er sat efter forespørgslens hensigt.</text:span></text:p>
      <text:p text:style-name="P4"/>
      <text:p text:style-name="P3">Layers:</text:p>
      <text:p text:style-name="P3">Application Layer<text:span text:style-name="T2">, Indeholder applikationer og protocols for disse. Ting som HTTP, SMTP og FTP. Bestemmer hvilken slags applikation der bliver benyttet. Processer kommunikerer med hinanden via beskeder her. Kaldes </text:span>message.</text:p>
      <text:p text:style-name="P3">Transport Layer<text:span text:style-name="T2">, Overfører beskeder fra application laget. Benytter TCP eller UPD. Bestemmer hvordan pakken skal overføres. Kaldes </text:span>segment.</text:p>
      <text:p text:style-name="P3">Network Layer<text:span text:style-name="T2">, Flytter </text:span>datagrammer<text:span text:style-name="T2"> fra den ene host til den anden. Får destination address fra Transport laget. Benytter altid IP.</text:span></text:p>
      <text:p text:style-name="P3">Link Layer<text:span text:style-name="T2">, Network videregiver datagrammer til denne som så flytter pakkerne mellem routere med forskellige protocols alt efter hvilket link der er mellem 2 routere. Kaldes </text:span>frame.</text:p>
      <text:p text:style-name="P3">Physical Layer<text:span text:style-name="T2">, Flytter selve bits mellem nodes. Protocol her er afhængig af det fysiske medium dataen bliver skudt igennem.</text:span></text:p>
      <text:p text:style-name="P9">Som at pakke et brev ind, application er beskeden, kuverten med addressering er transport og den yderligere indpakning af posthuset for at finde det nærmeste posthus er network laget.</text:p>
      <text:p text:style-name="P4"/>
      <text:p text:style-name="P3">Transport layer services:</text:p>
      <text:p text:style-name="P3">Reliable data transfer, <text:span text:style-name="T2">Betyder at man er sikker på at dataen kommer til modtageren præcis som den blev sendt af afsenderen.</text:span></text:p>
      <text:p text:style-name="P3">Throughput<text:span text:style-name="T2">, Hvis et program kræver en stad strøm af kbps, kan protokollen sørge for at der altid er det krævede, ellers vil den ikke sende messagen. Hvis den kræver det er det en bandwith-sensitiv applikation.</text:span></text:p>
      <text:p text:style-name="P3">Timing<text:span text:style-name="T2">, Applikationer kan kræve at dataen ankommer til modtageren inden for et vidst tidsrum. For eksempel ikke senere end 100ms efter det bliver sendt. Multiplayer spil kan have dette krav og smider spillere af serveren hvis de ikke lever op til det.</text:span></text:p>
      <text:p text:style-name="P3">Security<text:span text:style-name="T2">, Protokollen kan kryptere informationen på en ende og så dekryptere det for modtageren.</text:span></text:p>
      <text:p text:style-name="P3">THROUGHPUT OG TIMING IKKE SUPPORTED AF INTERNET.</text:p>
      <text:p text:style-name="P3"/>
      <text:p text:style-name="P3">Application Protocols:</text:p>
      <text:p text:style-name="P3"><text:span text:style-name="T3">HTTP</text:span> (the web P80), Hypertext Transfer Protocol –<text:span text:style-name="T2"> Bliver brugt af web sider, HTTP definerer hvordan browsere og servere kommunikerer. HTTP sender en request message og modtager en response message som indeholder det dokument der blev bedt om. Bruger som standard persistent connections.</text:span></text:p>
      <text:p text:style-name="P4">Har request of response. Request indeholder Request line(Method URL Version), Header line (Specifikationer til dokument der bliver bedt om) og Entity body (ex. Text i search engines).</text:p>
      <text:p text:style-name="P4">Response har Status line( Version, status code, status word), header lines(Specifikationer om dokumentet der blev bedt om) og entitiy body som er selve objektet.</text:p>
      <text:p text:style-name="P4">Bruger TCP. </text:p>
      <text:p text:style-name="P4">Kaldes PULL protocol. Brugere trækker data ned fra en server som har den og forbindelsen initialiseres af brugeren der beder om data.</text:p>
      <text:p text:style-name="P3">Metoder kan være, <text:span text:style-name="T2">GET, POST, HEAD, PUT og DELETE.</text:span></text:p>
      <text:p text:style-name="P3">Status codes kan være,<text:span text:style-name="T2"> 200 OK, 301 Moved permanently, 400 Bad request (dasnt anderstan), 404, Not found, 505 HTTP version not supported.</text:span></text:p>
      <text:p text:style-name="P4"/>
      <text:p text:style-name="P3"><text:span text:style-name="T3">FTP</text:span>, File Transfer Protocol (P21)<text:span text:style-name="T2"> – Bliver brugt til direkte fildeling over internettet. Opretter forbindelse til en FTP server til at sende filer imellem. Bruger 2 TCP forbindelser til 1 overførsel. 1 til at overføre selve filen og 1 til kommandoer og identifikation.</text:span></text:p>
      <text:p text:style-name="P3">Metoder kan være, <text:span text:style-name="T2">USER, PASS, LIST, RETR ”” og STOR ””.</text:span></text:p>
      <text:p text:style-name="P3">Status codes kan være, <text:span text:style-name="T2">331 Username OK, Password required, 125 Data connection already open; Transfer starting, 425, Can't open data connection, 452 Error writing file.</text:span></text:p>
      <text:p text:style-name="P4"/>
      <text:p text:style-name="P5"/>
      <text:p text:style-name="P7"><text:span text:style-name="T3">SMTP</text:span>, Simple Mail Transfer Protocol (P25)<text:span text:style-name="T2"> – Bliver brugt til e-mail. Overfører mails mellem senders mail server og modtagers mail server. Mail servers benytter SMTP når de sender mellem hinanden. Samler alle objekter i en besked. Skal nedkodes til 7-bit ASCII.</text:span></text:p>
      <text:p text:style-name="P4">Kaldes PUSH protocol. Brueren giver data væk til en server som videresender det og forbindelsen initialiseres af brugeren der gerne vil give data væk.</text:p>
      <text:p text:style-name="P4">Bruger sender til mail server med SMTP, mail server til mail server med SMTP og modtager fra mail server med en MAIL ACCESS PROTOCOL.</text:p>
      <text:p text:style-name="P3">Metoder kan være, <text:span text:style-name="T2">HELO, MAIL FROM, RCPT TO, DATA og QUIT.</text:span></text:p>
      <text:p text:style-name="P3">Mail Access procotols kan være:</text:p>
      <text:p text:style-name="P3">POP3<text:span text:style-name="T2">(Post Office Protocol P110) – Håndterer en bruger der skal læse mail fra sin mail server, eller slette samme. Serveren kan 2 commands ud over at liste data. +OK og ERR(fejl). Bruger kan sende commands som list, retr og dele.</text:span></text:p>
      <text:p text:style-name="P4">Gemmer filer lokalt, kan IKKE gemme remote.</text:p>
      <text:p text:style-name="P3">IMAP(<text:span text:style-name="T2">Internet Mail Access Protocol) – Bruges som POP3, men over internettet. Kan gemme mails i mapper som brugeren selv kan oprette og flytte dem imellem. Den kan også nøjes med kun at hente dele af en mail, hvis der fx er billeder kan den undlade dem. Smart hvis forbindelsen sutter.</text:span></text:p>
      <text:p text:style-name="P3">Web baseret mail –<text:span text:style-name="T2"> Bruges igennem en browser som hjemmesider. Beskeder sendt mellem bruger og mail server og beskeder modtaget mellem mail server og bruger benytter HTTP protokollen. Data sendt mellem mail servere benytter stadig SMTP.</text:span></text:p>
      <text:p text:style-name="P4"/>
      <text:p text:style-name="P1"><text:span text:style-name="T12">DNS</text:span><text:span text:style-name="T11">, Domain Name Service(P53)</text:span><text:span text:style-name="T13"> – Bruger UDP. <text:s/>Bruges til at oversætte et hostname (</text:span><text:a xlink:type="simple" xlink:href="http://www.tau.dk/"><text:span text:style-name="T13">www.tau.dk</text:span></text:a><text:span text:style-name="T13">) til en IP adresse. Et register på en server over hostnames IP adresser. Kan også bruges til at modtage faktisk hostname fra et alias. Kan have flere IPer fra samme host som den så roterer per request. Smart til travle sider som fx google.com. </text:span></text:p>
      <text:p text:style-name="P1"><text:span text:style-name="T13">Har 3 lag af servere(hvert lag har massere af servere selv), rod DNS servere, TLD(Top-Level Domain) servere og Autoratative DNS servere. Disse kender hierarkisk til IP addresserne for dele af hostnames. Altså .com, amazon og </text:span><text:a xlink:type="simple" xlink:href="http://www.amazon.com/"><text:span text:style-name="T13">www.amazon.com</text:span></text:a><text:span text:style-name="T13">.</text:span></text:p>
      <text:p text:style-name="P4">Lokale DNS servere. Giver forespørgeren en IP og viderespørger til de andre DNS servere efter IP til det efterspurgte hostname.</text:p>
      <text:p text:style-name="P4">Kan cache informationer om IP oversættelser til hurtig adgang af information. Kan cache TLD også og springe root forbindelsen over.</text:p>
      <text:p text:style-name="P4">DNS records indeholder 4 felter, (navn, værdi, type og time to live). Typer er A(direkte adresse), NS(en dns server kender videre værdi), CNAME(Alias for et hostname) og MX(alias for en mail server).</text:p>
      <text:p text:style-name="P4"/>
      <text:p text:style-name="P3">RTT, Round-Trip Time –<text:span text:style-name="T2"> Tid det tager for en pakke at blive sendt til serveren og tilbage igen med response.</text:span></text:p>
      <text:p text:style-name="P4"/>
      <text:p text:style-name="P3">Proxy Server (web cache) –<text:span text:style-name="T2"> En server der kan indeholde data som ellers er på en server og kan ellers selv oprette forbindelse videre til serveren der har det hvis den ikke selv har. </text:span></text:p>
      <text:p text:style-name="P4"/>
      <text:p text:style-name="P3">Transport Protocols <text:span text:style-name="T2">På internettet</text:span>:</text:p>
      <text:p text:style-name="P4">Logisk kommunikation mellem 2 applikationer.</text:p>
      <text:p text:style-name="P3">Demultiplexing –<text:span text:style-name="T2"> Betyder at den sorterer og afleverer dataen fra et segment til det korrekte socket.</text:span></text:p>
      <text:p text:style-name="P3">Multiplexing – <text:span text:style-name="T2">Betyder at den pakker informationen ned i et segment og giver den til network laget.</text:span></text:p>
      <text:p text:style-name="P4">Benytter port numbers til at finde det korrekte socket, 16-bit tal fra 0 til 65535 men 0 til 1023 er reserveret til kendte applikations protokoller. Står i transport headeren.</text:p>
      <text:p text:style-name="P5"/>
      <text:p text:style-name="P7"><text:span text:style-name="T3">TCP</text:span>, Transmission Control Protocol –<text:span text:style-name="T2"> Reliable service. </text:span></text:p>
      <text:p text:style-name="P3">Multiplex<text:span text:style-name="T2"> beskrivelse er (source IP, source port, destination IP, destination port). </text:span></text:p>
      <text:p text:style-name="P3">Congestion control <text:span text:style-name="T2">(pauser filer hvis et link er overbyrdet). </text:span></text:p>
      <text:p text:style-name="P3">Handshaking<text:span text:style-name="T2"> (opretter forbindelse før pakker sendes). Sender SYN til server, server sender SYNACK tilbage til client, client sender ACK til server.</text:span></text:p>
      <text:p text:style-name="P3">Header<text:span text:style-name="T2"> fylder 20 bytes.</text:span></text:p>
      <text:p text:style-name="P3">Kan<text:span text:style-name="T2"> kun virke mellem 2 hosts, ikke flere.</text:span></text:p>
      <text:p text:style-name="P3">Samler<text:span text:style-name="T2"> data i TCP segments der ikke kan være større end MSS(maximum segment size) som er bestemt af MTU (Maximum Transmission Unit, største link frame den kan sende).</text:span></text:p>
      <text:p text:style-name="P3">Sequence number<text:span text:style-name="T2"> bruges til store filer så den ved hvad delene hører til.</text:span></text:p>
      <text:p text:style-name="P3">ACK<text:span text:style-name="T2">(acknowledgement number) er sequence nummeret på det næste segment den tror den skal have. Op til det første manglende segment.</text:span></text:p>
      <text:p text:style-name="P3">Kan<text:span text:style-name="T2"> retransmitte et segment hvis det timer out, bruger formlen EstimatedRTT+4*devRTT. EstimatedRTT er anslået round-trip time som gennemsnit og devRTT er hvor meget forskel der er på de forskellige RTTs. Hvis den timer out, så bliver timeout timere fordoblet for hver gang indtil den ACKer.</text:span></text:p>
      <text:p text:style-name="P4">Hvis den ACKer det samme flere gange, er det fordi den mangler det segment, så kan det bliver gensendt før timere er done.</text:p>
      <text:p text:style-name="P3">Flow control, <text:span text:style-name="T2">Kontrollerer hvor meget data der kan komme i bufferen i henhold til hvor meget data der bliver sendt ud af bufferen.</text:span></text:p>
      <text:p text:style-name="P3">Congestion Control<text:span text:style-name="T2">, end-end da IP ikke har noget feedback om congestion. Den antager congestion nor noget af dens retransmitting bliver proccet (3 ACKer eller Timeout). Den har en cwnd(Congestion Window) variabel som starter på 1 når den sender første segment. For hver successful ACK dobler den cwnd. Cwnd holdes under dette = MSS.</text:span></text:p>
      <text:p text:style-name="P3"><text:span text:style-name="T2">Når der bliver congested, halverer den cwnd og går i </text:span>congestion-avoidance mode <text:span text:style-name="T2">hvor den ikke bliver doblet per RTT, men bare får lagt 1 MSS til.</text:span></text:p>
      <text:p text:style-name="P3"><text:span text:style-name="T2">Hvis den får triple ACK fejl, så går den i stedet i </text:span>fast recovery mode. <text:span text:style-name="T2">Cwnd får +1 MSS for hver duplicate ACK og går tilbage i congestion avoidance når den får ACK fra det manglende segment.</text:span></text:p>
      <text:p text:style-name="P4"/>
      <text:p text:style-name="P4"/>
      <text:p text:style-name="P4">Header indeholder:</text:p>
      <text:p text:style-name="P3"><draw:frame draw:style-name="fr1" draw:name="grafik1" text:anchor-type="paragraph" svg:width="16.999cm" svg:height="6.068cm" draw:z-index="0"><draw:image xlink:href="Pictures/20000007000045C4000018E918747D02.svm" xlink:type="simple" xlink:show="embed" xlink:actuate="onLoad"/></draw:frame></text:p>
      <text:p text:style-name="P5"/>
      <text:p text:style-name="P7"><text:span text:style-name="T3">UPD</text:span>, User Datagram Protocol<text:span text:style-name="T2"> – Unreliable service. </text:span></text:p>
      <text:p text:style-name="P3">Multiplex<text:span text:style-name="T2"> beskrivelse er (source port, destination port). </text:span></text:p>
      <text:p text:style-name="P3">Connectionless<text:span text:style-name="T2"> (ingen handshaking). </text:span></text:p>
      <text:p text:style-name="P3">Header<text:span text:style-name="T2"> fylder 8 bytes. </text:span></text:p>
      <text:p text:style-name="P3">Kontroversiel <text:span text:style-name="T2">fordi den kan crowde forbindelser grundet manglende congestion control.</text:span></text:p>
      <text:p text:style-name="P3">Har <text:span text:style-name="T2">error checking med checksum på end-end basis.</text:span></text:p>
      <text:p text:style-name="P4"/>
      <text:p text:style-name="P4">Header indeholder:</text:p>
      <text:p text:style-name="P4"><draw:frame draw:style-name="fr2" draw:name="grafik2" text:anchor-type="paragraph" svg:width="10.268cm" svg:height="3.732cm" draw:z-index="1"><draw:image xlink:href="Pictures/200000070000281B00000E9402684887.svm" xlink:type="simple" xlink:show="embed" xlink:actuate="onLoad"/></draw:frame></text:p>
      <text:p text:style-name="P3">Congestion –<text:span text:style-name="T2"> når der bliver crowded i links(routers, switches) mellem sender og modtager. </text:span></text:p>
      <text:p text:style-name="P4">Jo mere crowded der bliver, jo større bliver delayet for transmission i det link.</text:p>
      <text:p text:style-name="P4">Retransmissions af TCP via timeout bruger unødig buffer plads. (den er måske modtaget men fordi der er crowded, får den ik ACK før timeout sparker ind).</text:p>
      <text:p text:style-name="P4">Retransmissions af TCP sker oftere fordi bufferen er fuld.</text:p>
      <text:p text:style-name="P4">Hvis den går gennem flere links og bliver droppet er transmissionen fra tidligere links spildt da den skal sendes fra start igen og derfor congester begge links IGEN.</text:p>
      <text:p text:style-name="P3">Routere <text:span text:style-name="T2">kan have congestion control enten ved at de markerer data som bliver videresendt som congesters eller ved at de sender direkte feedback til sender om at de er congested.</text:span></text:p>
      <text:p text:style-name="P4"/>
      <text:p text:style-name="P3">Network layer:</text:p>
      <text:p text:style-name="P4">Planlægger og grundlægger overførsel mellem 2 hosts over de mellemlæggene routere. Forwarder mellem 2 routere og router mellem 2 hosts.</text:p>
      <text:p text:style-name="P3">VC, Virtual Circuit –<text:span text:style-name="T2"> Connection orienteret forbindelse mellem 2 end systems via et sæt routere. Kræver en slags handshaking ligesom TCP. Fowarding tabel bliver fastslået når en forbindelse startes.</text:span></text:p>
      <text:p text:style-name="P3">Datagram Network –<text:span text:style-name="T2"> Skyder pakkerne igennem uden en fast forbindelse. Forwarding tabellerne bliver opdateret fra tid til anden så pakker med samme destination kan køre igennem forskellige routere.</text:span></text:p>
      <text:p text:style-name="P5"/>
      <text:p text:style-name="P7"><text:span text:style-name="T3">IP,</text:span> Internet Protocol<text:span text:style-name="T2"> – 2 protokoller, Ipv4 som bliver brugt mainly i dag og IPv6 som kan være det de unge vil have.</text:span></text:p>
      <text:p text:style-name="P3">IPv4 <text:span text:style-name="T2">- </text:span></text:p>
      <text:p text:style-name="P3">Bruger subnet<text:span text:style-name="T2"> til at identificere institutioner. Hvert subnet har et sæt host numbers som viser hvilken computer de er i hvilket netværk.</text:span></text:p>
      <text:p text:style-name="P3">Type of service<text:span text:style-name="T2">: Hvis datagrammet skal noget bestemt, ikke relevant.</text:span></text:p>
      <text:p text:style-name="P3">Fragmentation<text:span text:style-name="T2">: sker hvis MTU af det næste link-lags frame er lavere end den datagrammet bliver sendt fra. Så deler den det op i 2(eller flere) mindre bidder og sender dem afsted. Bliver samlet igen ved end system før de bliver pakket ud til Transport protokollen. Information om opdelte datagrammer står i headeren under identifier/flags,Fragmentation offset. Hvis der mangler en bliver hele datagrammet slagtet.</text:span></text:p>
      <text:p text:style-name="P3">Time to live<text:span text:style-name="T2">: Hvornår datagrammet bliver dræbt, sikrer at det ikke cirkulerer for evigt.</text:span></text:p>
      <text:p text:style-name="P3">Protocol:<text:span text:style-name="T2"> Specificerer for modtager, hvilken transport protokol der er blevet brugt.</text:span></text:p>
      <text:p text:style-name="P3">Header checksum<text:span text:style-name="T2">: Til at checke for bit fejl. Hvis der er fejl bliver datagrammet typisk myrdet.</text:span></text:p>
      <text:p text:style-name="P3">Options:<text:span text:style-name="T2"> droppet it IPv6, grundet at de aldrig blev brugt og kunne forårsage fejl i og med at den kunne være variabel længde så den ikke kan finde data feltet.</text:span></text:p>
      <text:p text:style-name="P3">Data:<text:span text:style-name="T2"> Indeholder den data der er blevet pakket ind i datagrammet.</text:span></text:p>
      <text:p text:style-name="P4">Header indeholder 20 bytes: </text:p>
      <text:p text:style-name="P4"><draw:frame draw:style-name="fr2" draw:name="grafik3" text:anchor-type="paragraph" svg:width="16.999cm" svg:height="12.592cm" draw:z-index="2"><draw:image xlink:href="Pictures/200000070000504E00003B7D9E4DCD09.svm" xlink:type="simple" xlink:show="embed" xlink:actuate="onLoad"/></draw:frame></text:p>
      <text:p text:style-name="P5"/>
      <text:p text:style-name="P7"><text:span text:style-name="T3">DHCP</text:span>, Dynamic Host Configuration Protocol(P67)<text:span text:style-name="T2"> – Giver IP adresser til hosts, kan også huske subnets så de får samme IP hver gang. Ellers har den temporary IP address hvor den giver en forskellig IP hver gang. Som DNS server står til forskellige subnets og udgiver frie IP adresser til hosts. Ellers ved routeren hvor den er. DHCP er en applikations protokol.</text:span></text:p>
      <text:p text:style-name="P4">Foregår ved at client broadcaster en DHCP discover på netværket til 255.255.255.255. Så broadcaster serveren en DHCP offer med et tilbud på IP adresse og lifetime. Så broadcaster klienten en DHCP request med tilbuddet, til slut ACKer DHCP serveren tilbage.</text:p>
      <text:p text:style-name="P4">Bruger UDP.</text:p>
      <text:p text:style-name="P3"><text:span text:style-name="T3">NAT</text:span>, Network Address Translation –<text:span text:style-name="T2"> Bruges til at lokalisere IP adresser så et område der bruger 100.000inder af IPer, i stedet ikke gør på internettet. Bruges af routere og får deres ”udadtil” IP adresse af DHCP server også.</text:span></text:p>
      <text:p text:style-name="P4">Bruger et NAT translation table til at genkende hosts på den lokale side. </text:p>
      <text:p text:style-name="P4">IPv6 vil mindske behovet for NAT.</text:p>
      <text:p text:style-name="P3"><text:span text:style-name="T3">ICMP</text:span>, Internet Control Message Protocol –<text:span text:style-name="T2"> Sideprotokol til IP der egentligt er i transport laget. Bruges til at rapportere fejl. Har et sæt koder med dertilhørende sætninger. Bruges også til at pinge med koderne Echo request og Echo reply. Bruges også til traceroute af den der bliver traced som sender beskeder tilbage alt efter hvad der sker. ICMP får en ny version med nye meddelelser sammen med IPv6.</text:span></text:p>
      <text:p text:style-name="P5">IPv6 <text:span text:style-name="T6">–</text:span><text:span text:style-name="T7"> En efterfølger til IPv4 som blev påbegyndt fordi 32-bit IP adresspladsen var ved at løbe tør. </text:span></text:p>
      <text:p text:style-name="P6">I denne version er det en 128-bit adresse i stedet.</text:p>
      <text:p text:style-name="P6">Headeren er nu altid 40bytes lang for hurtigere behandling.</text:p>
      <text:p text:style-name="P6">Den kan have anycast adresse til at sende til en ud af et sæt hosts.</text:p>
      <text:p text:style-name="P6">Fragmentation sker nu kun hos source og destination. Hvis den når et punkt hvor der ikke er plads bliver den pillet og en ICMP meddelelse med ”Packet too big” bliver sendt tilbage.</text:p>
      <text:p text:style-name="P5"><text:span text:style-name="T7">Implementation kan ske ved </text:span><text:span text:style-name="T6">dual stack</text:span><text:span text:style-name="T7"> som gør at den kan bruge IPv4 hvis der ikke kan bruges v6. DNS kan bruges for at finde ud af om v6 kan bruges. Ellers kan den bruge </text:span><text:span text:style-name="T6">tunneling</text:span><text:span text:style-name="T7"> som pakker hele datagrammet ned i en v4 og sender igennem v4 routere og så pakker v6eren dem ud og videresender.</text:span></text:p>
      <text:p text:style-name="P5"><text:span text:style-name="T6">Traffic class</text:span><text:span text:style-name="T7"> fungerer som Type Of Service fra IPv4.</text:span></text:p>
      <text:p text:style-name="P5"><text:span text:style-name="T6">Next hdr</text:span><text:span text:style-name="T7"> er den indpakkede protokol(TCP UDP).</text:span></text:p>
      <text:p text:style-name="P5"><text:span text:style-name="T6">Hop limit</text:span><text:span text:style-name="T7"> kan bestemme hvor mange routere datagrammet må hoppe imellem. Hvis den når 0 bliver datagrammet nakket.</text:span></text:p>
      <text:p text:style-name="P6">Header indeholder:</text:p>
      <text:p text:style-name="P6"><draw:frame draw:style-name="fr3" draw:name="grafik4" text:anchor-type="paragraph" svg:x="0.127cm" svg:y="0.09cm" svg:width="12.986cm" svg:height="6.096cm" draw:z-index="3"><draw:image xlink:href="Pictures/2000000700004E1A00002A47015306B0.svm" xlink:type="simple" xlink:show="embed" xlink:actuate="onLoad"/></draw:frame> </text:p>
      <text:p text:style-name="P6"/>
      <text:p text:style-name="P4"/>
      <text:p text:style-name="P3">MTU, Maximum Transmission Unit –<text:span text:style-name="T2"> maksimalt antal bytes link-lags framen kan indeholde.</text:span></text:p>
      <text:p text:style-name="P8"><text:span text:style-name="T8">Link laget<text:line-break/></text:span><text:span text:style-name="T9">Der hvor software møder hardware. Er implementeret i net kortet og i routere i netværket.</text:span><text:span text:style-name="T8"><text:line-break/></text:span><text:span text:style-name="T9">Services der kan leveres af link laget:<text:line-break/></text:span><text:span text:style-name="T8">Framing, </text:span><text:span text:style-name="T9">indkapsler datagrammet i en frame som kan sendes over det link der er mellem det to nodes. Strukturen er forskellig alt efter protokollen.<text:line-break/></text:span><text:span text:style-name="T8">Reliable delivery, </text:span><text:span text:style-name="T9">Ligesom TCP kan den forsikre at en frame når frem som den skal, som regel forekommer dette kun i usikre links som fx wireless. Links der virker godt har ofte ikke denne service.<text:line-break/></text:span><text:span text:style-name="T8">Flow control, </text:span><text:span text:style-name="T9">Samme som TCP kan den sænke farten hvis dens end link er overbyrdet.<text:line-break/></text:span><text:span text:style-name="T8">Error detection, </text:span><text:span text:style-name="T9">Kan finde bit-fejl og hvis den har error correction også kan den rette dem, ellers smider den bare framen væk hvis den er korrupt. Normalt er error detection implementeret i hardware.<text:line-break/></text:span><text:span text:style-name="T8">Half/full duplex, </text:span><text:span text:style-name="T9">betyder om noden kan sende og modtage samtidigt.</text:span></text:p>
      <text:p text:style-name="P10"><text:span text:style-name="T10">MAC, Medium Access Control </text:span><text:span text:style-name="T9">– adressen på det net kort i den computer/node. Også kaldet fysisk adresse eller LAN adresse. 6-bytes bestående af 6 hex. Eget af IEEE og sælges ud til firmaer der vil lave netværksadaptere. Der er ikke 2 af de samme MAC adresser. Når en frame sendes til en anden node så står MAC adressen i destination. Hvis den bliver broadcasted så checker alle adaptere om de har den MAC adresse. Hvis den SKAL broadcaste bruger den FF-FF-FF-FF-FF-FF.</text:span></text:p>
      <text:p text:style-name="P10"><text:span text:style-name="T10">ARP, Address Resolution Protocol</text:span><text:span text:style-name="T9"> – Oversætter mellem MAC og IP adresser. Modul i adaptere. Sender en IP til ARP og ARP returnerer MAC adressen til den IP. Kun inden for samme subnet. Hvis den skal igennem flere subnets køres der flere ARPs. ARP er i network laget men er sideløbende så det er en slags link lagsprotocol.</text:span></text:p>
      <text:p text:style-name="P11"><text:span text:style-name="T4">Ethernet</text:span><text:span text:style-name="T8"> –</text:span><text:span text:style-name="T9"> MTU er 1500 bytes. Minimum er 46 bytes ellers skal der stuffing. Destination og source er MAC address. Type field hvilken network protokol der er inden i. Kan synkronisere ure med andre adaptere med preamble. Connectionless. Broadcaster alt til andre adaptere ved samme hub.</text:span></text:p>
      <text:p text:style-name="P11"><text:span text:style-name="T8">Link lags switches –</text:span><text:span text:style-name="T9"> Usynlig for nodes, flyver igennem uden noget. Filtering, skal framen droppes eller videresendes. Forwarding bestemmer hvilket interface framen skal sendes til. Gøres med switch tables. Hvis den ikke kender MAC adressen, broadcaster den. Hvis den kommer fra samme interface som destination er i, discarder den. Self-learning, hver gang den får input så husker den source det kom fra.<text:line-break/>Har ikke kolissioner i og med den kun sender 1 frame ad gangen.<text:line-break/>Isolerer links fra hinanden så forskellige links kan køre med forskellige bit-rater mbps.<text:line-break/>Kan selv slukke jabbering adapters(adapters der spammer frames).<text:line-break/>Switches gode til små netværker, men routers gode til store fordi de kan stoppe broadcast storms(spam der crasher shit).</text:span></text:p>
      <text:p text:style-name="P11"><text:span text:style-name="T8">VLAN, Virtual Local Area Network –</text:span><text:span text:style-name="T9"> Opdeler LANs på switches i mindre bidder. Så et sæt porte går til en ting og resten til en anden, trunking porte reserveres.<text:line-break/></text:span><text:span text:style-name="T8">Trunking –</text:span><text:span text:style-name="T9"> Genkendes ved 802.1Q ethernet protokol med et 4-byte VLAN tag. Bruges til opdelte switches (VLANs) som porte så den ved hvilket VLAN der bliver givet frames til.</text:span></text:p>
      <text:p text:style-name="P14"/>
      <text:p text:style-name="P13"><text:span text:style-name="T8">KOM PÅ NETTET OG HENT HJEMMESIDE:<text:line-break/></text:span><text:span text:style-name="T9">DHCP request i UDP til port 67. Smides i IP datagram og broadcastes. Smides i Ethernet frame og broadcastes på MAC også. DHCP serveren får det broadcastede datagram og extracter det til request message.<text:line-break/>Serveren pakker så en DHCP ACK pakke med IP på DNS serveren og en IP til brugeren og en subnet block og en default gateway IP ind i en ethernet frame og sætter destination MAC til brugeren.<text:line-break/>Sendes til brugeren som så pakker det ud en ad gangen og tilføjer givne adresser. Nu har brugeren en IP adresse og kan bruge internettet.</text:span></text:p>
      <text:p text:style-name="P15">Brugeren taster så en hjemmeside ind og søger på den. Så laver computeren en DNS query med hjemmesiden og pakker ind i en UDP. Bliver så pakket ind i et datagram med DNS destination som den fik fra DHCP. Bliver så pakket ind i en frame og kører ARP query til default gateway. I framen bliver den broadcasted. Default gateway returnerer så MAC adressen.<text:line-break/>Den indpakkede frame med DNS query får nu skrevet den rigtigt MAC adresse på som den lige har fået.</text:p>
      <text:p text:style-name="P15">Default gateway får DNS queriens indpakning og udpakker datagrammet. Den ser på destinations-IP som er DNS serveren og pakker den ind i en ny frame og sender dertil. Den hopper imellem routere og pakker ind og ud til den når DNS serveren. DNS serveren pakker IPen på den valgte hjemmeside ind i en DNS reply message og pakker den ind i UDP og i IP og adapteren i frame og sender tilbage til brugeren. Hvor den så bliver pakket ud igen og nu kender den IPen for det hostname.</text:p>
      <text:p text:style-name="P15">Der bliver så oprettet en TCP SYN(handshaking) pakke som bliver sendt til hjemmesiden på port 80. Ved destinationen bliver en connection etableret og serveren pakker en SYN ACK ind og sender tilbage til brugeren. Ved brugerens udpakning er forbindelsen etableret.</text:p>
      <text:p text:style-name="P15">Brugeren sender en HTTP GET pakket ind i TCP, i IP og i en frame og sender over forbindelsen. Hjemmesiden smider så en response med den valgte side ind i en HTTP response og pakker den ind. Brugeren modtager den og pakker den ud og kan nu se hjemmesiden.</text:p>
      <text:p text:style-name="P15">DHCP for IP. DHCP ACK given IP + info.<text:line-break/>DNS for oversættelse af hostname. ARP for at finde MAC på gateway.<text:line-break/>DNS sendes for hostname som UDP til DNS server.<text:line-break/>TCP SYN -&gt; TCP ACK mellem hosts for handshaking.<text:line-break/>HTTP GET -&gt; HTTP response giver hjemmesiden.</text:p>
      <text:p text:style-name="P16">Security.</text:p>
      <text:p text:style-name="P12"><text:span text:style-name="T8">Desirable security for communication:<text:line-break/></text:span><text:span text:style-name="T10">Confidentiality, </text:span><text:span text:style-name="T8">Kun sender og modtager må forstå beskeden der bliver sendt. Den skal derfor krypteres.<text:line-break/></text:span><text:span text:style-name="T10">End-point authentication,</text:span><text:span text:style-name="T8"> De skal sikre sig at den modtager som de sender beskeder til rent faktisk er den de tror det er.<text:line-break/></text:span><text:span text:style-name="T10">Message integrity,</text:span><text:span text:style-name="T8"> Beskederne der bliver sendt skal være rene og præcist som de blev skrevet oprindeligt. En mellem mand skal ikke kunne ændre på dem.<text:line-break/></text:span><text:span text:style-name="T10">Operational security,</text:span><text:span text:style-name="T8"> Der skal ikke kunne komme en trusel ind på netværket udefra som kan inficere det med worms eller DDoSe eller firmasikkerheder.<text:line-break/>De onde kan overhøre, modificere eller slette data hvis de kan komme til det. De kan deltage i udvekslinger de ikke skal, stjæle password data, impersonere eller stjæle sessionen.</text:span></text:p>
      <text:p text:style-name="P11"><text:span text:style-name="T4">Kryptografi.</text:span><text:span text:style-name="T5"><text:line-break/></text:span><text:span text:style-name="T8">Cipher,</text:span><text:span text:style-name="T9"> en metode brugt til at kryptere. </text:span><text:span text:style-name="T8">DES, AES</text:span><text:span text:style-name="T9"> forskellige kryptorer.</text:span><text:span text:style-name="T5"><text:line-break/></text:span><text:span text:style-name="T9">Krypterer beskeder med en algoritme så de ikke kan læses af 3. part. Cleartext -&gt; ciphertext. Der bruges nøgler til at kryptere. Nøgle a Ka og nøgle B Kb. Kb(Ka(m))=m.<text:line-break/></text:span><text:span text:style-name="T8">Caesar cipher, </text:span><text:span text:style-name="T9">k=hvor lang man rykker i alfabetet. Så rykker alle bogstaver i beskeden med.<text:line-break/></text:span><text:span text:style-name="T8">Monoalphabetic cipher,</text:span><text:span text:style-name="T9"> Bogstaver i alfabetet bliver byttet ud med hinanden uden direkte rækkefølge. Kan knækkes hvis man ved hvad man leder efter.<text:line-break/>Ciphertext only attack er når forbryderen har ingen viden og kun går ud fra ciphertext. Known plaintext attack er når forbryderen ved lidt om hvad beskeden indeholder. Chosen plaintext attack er når forbryderen får en plaintext besked som giver mening og kan ud fra de bogstaver bryde ciphertexten.<text:line-break/></text:span><text:span text:style-name="T8">Polyalphabetic encryption,</text:span><text:span text:style-name="T9"> Rykker rundt på bogstaverne i alfabetet men også alt efter hvor i beskeden bogstavet står.</text:span></text:p>
      <text:p text:style-name="P11"><text:span text:style-name="T8">Block cipher,</text:span><text:span text:style-name="T9"> en encryptions metode der kører på satte bit-længder og har et oversættelses skema beskrevet af dens key. Den tager et vist pit input og returnerer det samme bit output med 0 og 1 sat forskellige steder. Nøglen til direkte block cipher er for stor fordi den skal kende hver eneste mutation.<text:line-break/>Den tager 8-bit stykker og encrypter dem og så samler den dem i en 64-bit scrambler og giver så outputtet i ciphertext. Dette kan gøres n gange. DES 3DES AES.<text:line-break/>Chaining. 101100 + 010110 = 111010. Bruges flere forskellige dele af tabellerne igennem beskeden til at kryptere.</text:span></text:p>
      <text:p text:style-name="P11"><text:span text:style-name="T8">Public/Private keys,</text:span><text:span text:style-name="T9"> K+=public K-=private. K+ er kendt for alle og bruges til at kryptere beskeden. K- er kun kendt af modtageren og bruges til at dekryptere beskeden. K+(K-(m))=m og <text:line-break/>K-(K+(m))=m.</text:span></text:p>
      <text:p text:style-name="P11"><text:span text:style-name="T8">RSA,</text:span><text:span text:style-name="T9"> er en algoritme der bruges til at opfylden ovenstående krav. Der benyttes en del tal hvor c=m^e mod n og for at dekryptere bruges m = c^d mod n. E er opgivet i K+ og d er kun i K-.<text:line-break/>Session keys kan bruges og kaldes Ks. og bruges til istedet for public key, men krypteres med public key når den bliver aftalt.</text:span></text:p>
      <text:p text:style-name="P13"><text:span text:style-name="T8">Message integrity and end-point authentication:<text:line-break/></text:span><text:span text:style-name="T9">Bruges til at sikre at beskederne kommer fra der de siger de kommer fra og at de ikke er blevet ændret af en mellem mand.</text:span></text:p>
      <text:p text:style-name="P11"><text:span text:style-name="T8">Hash functions,</text:span><text:span text:style-name="T9"> laver en stræng om til en hash stræng altså H(x). H(x)=H(y) er ikke mulig. Checksum bruges til samme formål at lave tekststrænge om til checksum koder, men det er muligt for 2 af de samme strings at give samme checksum så der skal en bedre algoritme til at hashe ordentligt.<text:line-break/></text:span><text:span text:style-name="T8">Message Authentication Code,</text:span><text:span text:style-name="T9"> bruger en authentication key til at lægge til tekststrængen når Hashen skal udregnes. Altså H(m+s) når det sendes bliver m lagt ved siden af for sammenligning så modtageren får (m, h) hvor h=H(m+s). Det regnes ud og sammenlignes. Den hemmelige authentication key kan sendes encrypted med ovenstående funktioner. MD5 er populær og bruger HMAC som er det nyeste MAC. Kører den igennem 2 gange.</text:span></text:p>
      <text:p text:style-name="P11"><text:span text:style-name="T8">Digital Signatures,</text:span><text:span text:style-name="T9"> kan bruge public/private keys til at identificere sig selv. Den bruger så private key til at encrypte det og sætte ved siden af. Det kan afkodes med public key fra samme og da private key kun er kendt af den, så matcher det. Dette giver også integrity da det ikke ticker ud hvis beskeden ikke er præcis det der blev brugt til at kryptere den.<text:line-break/>Gøres med hashen så den laves ved K-(H(m)).</text:span></text:p>
      <text:p text:style-name="P11"><text:span text:style-name="T8">Public Key Certification,</text:span><text:span text:style-name="T9"> public keys skal forbindes med de rigtige ellers kan andre udgive sige for at være dem og bruge deres egne keys. Det gøres med CA(Certification Authority). CA opretter en public key til en entity og signere den. Den bliver dekrypteret med CAs public key og ud fra den får man den public key der tilhører entiteten.</text:span></text:p>
      <text:p text:style-name="P11"><text:span text:style-name="T8">End-Point Authentication,</text:span><text:span text:style-name="T9"> Der skal sikres at en man får beskeden fra er den den siger den er. Selv hvis man er sikker, kan man bliver offer for et </text:span><text:span text:style-name="T8">playback attack</text:span><text:span text:style-name="T9">. Det betyder at en mellem mand sniffer pakken, og gensender den med samme parametre.<text:line-break/>Man gør dette med en MAC(fra før) til at bevise at man er den man er og tilføjer en nonce(et nummer der kun bruges 1 gang!!!). Så kan det ses hvilke af pakkerne der er originale da kun de første kan have det rigtige nonce.</text:span></text:p>
      <text:p text:style-name="P11"><draw:frame draw:style-name="fr3" draw:name="grafik5" text:anchor-type="paragraph" svg:x="0.101cm" svg:y="1.131cm" svg:width="14.261cm" svg:height="6.832cm" draw:z-index="4"><draw:image xlink:href="Pictures/2000000700005A3900002836581947D1.svm" xlink:type="simple" xlink:show="embed" xlink:actuate="onLoad"/></draw:frame><text:span text:style-name="T8">Securing E-mail –</text:span><text:span text:style-name="T9"> Man bruger PGP som er på applikations niveauet. Bruger MD5 til at hashe beskeden og krypterer så symmetric key og bruger RSA til public key kryptering.<text:line-break/></text:span></text:p>
      <text:p text:style-name="P17">Krypterer meddelelsen i hash, og så det hele med brugers private key. Sætter så meddelelse ved siden af. Den krypterer så det med symmetric key og sætter symmetric key ved siden af (krypteret med modtagers public key. Derefter sendes det ud.</text:p>
      <text:p text:style-name="P11"><text:span text:style-name="T8">Securing TCP, SSL(Secure Sockets Layer)</text:span><text:span text:style-name="T9"> – Hvis browser urlen er https:// bliver det kørt over SSL protokollen. Sikkerhed i transport laget. Variation af TCP. Efter handshaking aftaler de nøgler. Client sender en liste over hvad den understøtter, server sender algoritmer tilbage sammen med CA og nonce. Client verificerer CA og dekrypterer public key og krypterer en PMS(Pre-Master Secret) med public key og sender. Den bliver så dekrypteret og delt op i 2 MAC og 2 encryption nøgler. Den laver også en MS (Master Secret). Så sender de en MAC af handshakes frem og tilbage.<text:line-break/>Nonce til hvis en mellem mand skulle replay det senere.<text:line-break/>Lukker forbindelsen med type feltet i SSL som sendes, og så kan den først lukkes efter med en TCP FIN.</text:span></text:p>
      <text:p text:style-name="P11"><draw:frame draw:style-name="fr3" draw:name="grafik6" text:anchor-type="paragraph" svg:x="0.238cm" svg:y="7.938cm" svg:width="16.999cm" svg:height="5.98cm" draw:z-index="5"><draw:image xlink:href="Pictures/2000000700006048000021E127835C13.svm" xlink:type="simple" xlink:show="embed" xlink:actuate="onLoad"/></draw:frame><text:span text:style-name="T8">Network layer security<text:line-break/>IPsec –</text:span><text:span text:style-name="T9"> Laver et VPN. Konverterer IPv4 datagrammet til et IPsec datagram før det går over internettet. </text:span><text:span text:style-name="T8">AH(Authentication header), ESP(Encapsulation Security Payload)</text:span><text:span text:style-name="T9">. AH giver source authentication og data integrity. ESP giver det OG confidentiality.<text:line-break/>Opretter en SA for hver retning, for hver forbindelse.<text:line-break/>Bruger oftest tunnel mode (har også transport mode). Den sætter en ESP trailer på det originale IP datagram. Krypterer resultat med nøgle fra SA. Sætter en ESP header foran payload. Laver en MAC kryptering af hele det originale datagram og det der blev stykket på. Sætter så en MAC bagpå.<text:line-break/>Laver sidst en ny IP header med de kendte felter som den sætter på.<text:line-break/>Basically den krypterer hele det originale datagram og sætter et nyt et udenpå som ligner et normalt et som den så passerer igennem alle åbne links uden de mistænker noget.<text:line-break/>Den ved noget med SPD(Security Police Database), hvilke der skal IPsec udpakkes og hvilke Sas de skal sendes over.<text:line-break/>Header indeholder:<text:line-break/></text:span></text:p>
      <text:p text:style-name="P14"/>
      <text:p text:style-name="P13"><text:span text:style-name="T8">Key management,</text:span><text:span text:style-name="T9"> Når der ikke er mange kan admin selv indtaste de forskellige SA nøgler. Upraktisk ved store VPNs, derfor bruges</text:span><text:span text:style-name="T8"> IKE(Internet Key Exchange) </text:span><text:span text:style-name="T9">protokollen. <text:line-break/>IKE handshaker med enderne og skaber på den måde nøglen og opsætter Saen.</text:span></text:p>
      <text:p text:style-name="P11"><text:span text:style-name="T8">SA(Security Association)</text:span><text:span text:style-name="T9">, en forbindelse mellem source og host på netværkslaget. Holder state info på routers med 32-bit ID(SPI, Security Parameter Index), origin og destination, brugt kryptering, krypteringsnøgle, integrity check(hash) og authentication key.</text:span></text:p>
      <text:p text:style-name="P11"><text:span text:style-name="T8">VPN, Virtual Private Networks</text:span><text:span text:style-name="T9"> – Bruges til samlinger (institutioner) så de kan have deres egen private netværk lukket for omverdenen. VPN laver dette over internettet, men krypteret.</text:span></text:p>
      <text:p text:style-name="P15"/>
      <text:p text:style-name="P11"><draw:frame draw:style-name="fr3" draw:name="grafik7" text:anchor-type="paragraph" svg:x="0.053cm" svg:y="5.159cm" svg:width="16.999cm" svg:height="7.244cm" draw:z-index="6"><draw:image xlink:href="Pictures/20000007000060480000290A4FC878AB.svm" xlink:type="simple" xlink:show="embed" xlink:actuate="onLoad"/></draw:frame><text:span text:style-name="T8">Operational security:<text:line-break/>Firewalls</text:span><text:span text:style-name="T9"> – kombination af hardware og software som kan kontrollere hvilke pakker der får lov at komme igennem netværket ind lokalt. Alt traffik ind og ud går igennem firewallen. Kun autoriseret traffik er tilladt igennem. Intet kommer igennem uden autoritasion. Klassifiseres i 3 kategorier:<text:line-break/></text:span><text:span text:style-name="T8">Traditional Packet Filters</text:span><text:span text:style-name="T9"> – gennemsøger hvert datagram enkeltvis og beslutter om det skal igennem. Typisk baseret på source destination, protokol type, TCP UDP source destination, TCP flags(SYN,ACK), ICMP besked og forskellige fastslåede regler som en admin opsætter efter organisationens behov.<text:line-break/>Eksempler:<text:line-break/><text:line-break/></text:span><text:span text:style-name="T8">Stateful Filters</text:span><text:span text:style-name="T9"> – Tracker TCP forbindelser og laver beslutninger ud fra dem. Den kan se alle oprettede forbindelser og kan evt slukke dem hvis de ikke har været aktive i et stykke tid.<text:line-break/>Kan stoppe spoofede ACK pakker hvis der ikke er blevet oprettet en forbindelse først (den ser det), Den har en tabel.<text:line-break/></text:span><text:span text:style-name="T8">Application Gateways</text:span><text:span text:style-name="T9"> – Tracker Applikationsforbindelser. Bliver langsommere fordi alle applikationspakker skal checkes igennem.<text:line-break/></text:span><text:span text:style-name="T8">Intrusion Detection</text:span><text:span text:style-name="T9"> – Checker ikke kun headers, men faktisk indhold for at blocke ondskaben. IDS (intrustion detection system) IPS(Intrustion Prevention System). Kan finde DoS, Worms, viruser og andre ondsindede pakker. Signatur-baseret(har en database med ondsindede signaturer) eller anomaly-baseret(checker efter underlige ting mange ICMP pakker, ping spam). Snort er open source IDS som kan installe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libri" svg:font-family="Calibri"/>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06T15:34:14.57</meta:creation-date>
    <dc:date>2012-01-09T03:13:07.75</dc:date>
    <meta:editing-duration>PT27H04M12S</meta:editing-duration>
    <meta:editing-cycles>468</meta:editing-cycles>
    <meta:generator>OpenOffice.org/3.2$Win32 OpenOffice.org_project/320m18$Build-9502</meta:generator>
    <meta:document-statistic meta:table-count="0" meta:image-count="7" meta:object-count="0" meta:page-count="14" meta:paragraph-count="193" meta:word-count="5328" meta:character-count="32254"/>
  </office:meta>
</office:document-meta>
</file>